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3"/>
    <style:style style:name="P17" style:family="paragraph" style:parent-style-name="Standard" style:list-style-name="L3"/>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4"/>
    <style:style style:name="P23" style:family="paragraph" style:parent-style-name="Standard" style:list-style-name="L4"/>
    <style:style style:name="P24" style:family="paragraph" style:parent-style-name="Standard" style:list-style-name="L4"/>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4"/>
    <style:style style:name="P31" style:family="paragraph" style:parent-style-name="Standard" style:list-style-name="L4"/>
    <style:style style:name="P32" style:family="paragraph" style:parent-style-name="Standard" style:list-style-name="L4"/>
    <style:style style:name="P33" style:family="paragraph" style:parent-style-name="Standard" style:list-style-name="L4"/>
    <style:style style:name="P34" style:family="paragraph" style:parent-style-name="Standard" style:list-style-name="L4"/>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T1" style:family="text">
      <style:text-properties fo:color="#ff0000"/>
    </style:style>
    <style:style style:name="T2" style:family="text">
      <style:text-properties fo:color="#0000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prefix=" " style:num-suffix="." style:num-format="A">
        <style:list-level-properties text:space-before="0.25in" text:min-label-width="0.25in"/>
      </text:list-level-style-number>
      <text:list-level-style-number text:level="2" text:style-name="Numbering_20_Symbols" style:num-prefix=" " style:num-suffix="." style:num-format="I">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number text:level="4" text:style-name="Numbering_20_Symbols" style:num-prefix=" " style:num-suffix="." style:num-format="i">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on entering the combat game you have the following information:</text:p>
      <text:list text:style-name="L1">
        <text:list-item>
          <text:p text:style-name="P1">A list of the attacking ships,</text:p>
        </text:list-item>
        <text:list-item>
          <text:p text:style-name="P1">A list of the defending ships</text:p>
        </text:list-item>
        <text:list-item>
          <text:p text:style-name="P1">A flag indicating whether or not there is a planet (this could eventually be replaced by a planet object pointer that would have information about the planet such as the <text:s/>name and icon to use</text:p>
        </text:list-item>
        <text:list-item>
          <text:p text:style-name="P1">A pointer to the station object if there is a station orbiting the planet. <text:s/>This parameter is null if there is no station.</text:p>
        </text:list-item>
      </text:list>
      <text:p text:style-name="Standard"/>
      <text:p text:style-name="Standard">At any give point in the control flow, you need to know who the active player is. <text:s/>You also need to know which player was the last moving player so you can draw the paths of their ships. <text:s/>You need some mechanism to track the ships paths, locations, number of turns, speed and heading.</text:p>
      <text:p text:style-name="Standard"/>
      <text:p text:style-name="Standard">Combat:</text:p>
      <text:list text:style-name="L2">
        <text:list-item>
          <text:p text:style-name="P5">During the attacking player's movement phase, you have to be able to select a MP ship and see it's projected path. <text:s/>You should be able to select points along the path and have options to turn at the points selected. <text:s/>You should be able to back out any of your moves before committing the final movements. <text:s/>In this phase you have to know who the moving player is and that it is the same as the active player.. You need a structure to keep track of all the movements. <text:s/>At the end of this phase the ships speed and heading should be updated to reflect the final move position. <text:s/>The active player designation should be toggled but the moving player shouldn't be.</text:p>
        </text:list-item>
        <text:list-item>
          <text:p text:style-name="P5">During the defensive fire phase, you should still draw the paths of the moving players ships. The structure used to hold the movement should still be associated with the moving player and not the active player. <text:s/>The active player should be able to select his ships, select a weapon from that ship and then select a target ship from the enemy's ships to fire at. <text:s/>The <text:s/>game should computer the closest approach of the enemy's ship to the firing ship to validate that the ship was in range of the weapon and if necessary if it was in the field of fire for FF weapons. <text:s/>You should be able to change your weapons assignment before declaring that all assignments are done. Once this phase is over the weapons fire should be resolved and all damage applied to the target ships. <text:s/>Any destroyed ships should be removed from the game. <text:s/>The active player should switch back to the moving player so that they may fire their weapons.</text:p>
        </text:list-item>
        <text:list-item>
          <text:p text:style-name="P5">During the offensive fire phase, the moving player now has the opportunity to fire it's weapons at the non-moving player. <text:s/>Again, the player selects the ships and then the weapon and then the target. <text:s/>The moving player can fire it's weapons from any point along it's movement and the system has to calculate the optimal location to fire the selected weapon at the selected target or tell the player that it may not fire at that vessel. <text:s/>When selecting a moving vessel's weapon, the system should calculate every hex that the vessel can fire into during it's move and highlight these hexes, storing them in a list of some sort. <text:s/>When the player attempts to select a target, it must be within the area defined. <text:s/>Target selections should be allowed to be changed until all weapon assignments have been completed and the player signifies that the turn is over. <text:s/>At this point the system should calculate the damage effects and apply the damage to the non moving players ships.</text:p>
        </text:list-item>
        <text:list-item>
          <text:p text:style-name="P5"><text:soft-page-break/>At the end of any firing phase, the target ships with ICM's should have the opportunity to declare how many ICM's they want to use in defense against incoming rocket weapons or mines. This will be implemented later when the defenses are added in version 0.0.10.</text:p>
        </text:list-item>
        <text:list-item>
          <text:p text:style-name="P5">At the end of the moving player's fire phase, the movement data shall be cleared, the moving player marker will switch to the other player and the active player will switch to the new moving player. <text:s/>At which point the process will repeat but with the roles switched.</text:p>
        </text:list-item>
      </text:list>
      <text:p text:style-name="Standard"/>
      <text:p text:style-name="Standard">Keeping state:</text:p>
      <text:list text:style-name="L3">
        <text:list-item>
          <text:p text:style-name="P10">We need a Point class/structure that holds x, data. <text:s/>This can be used to store the physical positions (i.e. Centers) of the hexes for draying on the screen or pairs of coordinates that correspond to the hex numbers on the map. <text:s/>This should be contained by the hexData structure and all the places where the hex data structure is being used in where the vector of ship positions is not needed can be replaced by this structure. - <text:span text:style-name="T1">Done</text:span></text:p>
        </text:list-item>
        <text:list-item>
          <text:p text:style-name="P10">Instead of keeping track of the side as a boolean, maybe we should have two variables, m_activePlayer and m_movingPlayer, that store the ID of the player in question. <text:s/>All data structures will be referenced by the ID values stored here. <text:s/>This allows for expansion of the game from just two sides to multiple sides if necessary/desired. - <text:span text:style-name="T2">partial, still using pair of booleans</text:span></text:p>
        </text:list-item>
        <text:list-item>
          <text:p text:style-name="P10">All of the calls to getSide() should be replace by getActivePlayer() -<text:span text:style-name="T1">Done</text:span> </text:p>
        </text:list-item>
        <text:list-item>
          <text:p text:style-name="P10">Lookups should use the ID to refer to and find the relevant data structures. </text:p>
        </text:list-item>
        <text:list-item>
          <text:p text:style-name="P10">Likewise, when we need to access information about the moving player, the ID can be obtained by querying getMovingPlayerID(). <text:s/>The returned ID can then be used to access the relevant data structures. - <text:span text:style-name="T1">Done</text:span>.</text:p>
        </text:list-item>
        <text:list-item>
          <text:p text:style-name="P10">Data on ships needs to be indexable by the ship's ID value (i.e. The value returned by getID()).</text:p>
        </text:list-item>
        <text:list-item>
          <text:p text:style-name="P10">For each moving ship, a list of the hexes moved through be kept to facilitate determining where that ship can fire and whether or not it can be fired upon. <text:s/>This should probably not be part of the ship class but rather a separate structure or class.</text:p>
        </text:list-item>
        <text:list-item>
          <text:p text:style-name="P10">We need a mechanism to keep track of whether or not a ship has fired it's weapons defensively in a round or not. <text:s/>(This really isn't needed until we have more than two sides.)</text:p>
        </text:list-item>
        <text:list-item>
          <text:p text:style-name="P10">However, we do need a mechanism to keep track of which weapons are firing at which ships. Should this be part of the weapon class? <text:s/>Probably, each weapon should keep track of the ship it is firing at as well. <text:s/>This may result in a bit of a problem. <text:s/>FVessel objects contain weapon objects, if the weapons in turn use the FVessel class, this may cause a circular dependency in the header files preventing compilation. <text:s/>Maybe not, <text:s/>if we use a forward declaration in the FWeapon header file and only have the FVessel header in the implementation file we should be okay. - <text:span text:style-name="T1">Done, no circular dependencies.</text:span></text:p>
        </text:list-item>
        <text:list-item>
          <text:p text:style-name="P10">We need a structure to keep track of which ships are where. <text:s text:c="2"/>Should ships know their position? I don't think so since this is related to the battle field implementation more than the ship itself. This should probably be a class as there are two ways to query this data, one is tell me what ships are in a give hex and the other is to tell me what hex a give ship is in. <text:s/>I can see both access methods being useful. <text:s/>I'm not sure what the best way to implmeent this is. <text:s/>On one hand <text:soft-page-break/>the structure we currently have, namely an array of hexData structures, with a vector of points to the ships in the hex is useful for finding what ships are in the hex.</text:p>
        </text:list-item>
        <text:list-item>
          <text:p text:style-name="P10">Thinking on this more I believe we may want to use a std::map structure to <text:s/>hold the actual battle map. <text:s/>The key will be a Point Object that holds the array coordinate of the hex. <text:s/>The data member held would be a hexData structure containing the list <text:s/>of ships and the coordinates of the hex centers. <text:s/>This would arbitrarily allow us to expand the map as needed during the course of a battle if ships needed to move off the edge of what is currently displayed. <text:s text:c="2"/>It might even be able to only store hexes that the ships actually are in and add more in as the game goes and they travel through new hexes. <text:s/>Definitely something to investigate.</text:p>
        </text:list-item>
      </text:list>
      <text:p text:style-name="Standard"/>
      <text:p text:style-name="Standard">Adding defenses</text:p>
      <text:list text:style-name="L4">
        <text:list-item>
          <text:p text:style-name="P21">Ships will need a m_defenses vector of FDefense pointers</text:p>
        </text:list-item>
        <text:list-item>
          <text:p text:style-name="P21">The first defense in the vector should be the default (i.e. None or Reflective Hull)</text:p>
        </text:list-item>
        <text:list-item>
          <text:p text:style-name="P21">Add display of list of defenses</text:p>
        </text:list-item>
        <text:list-item>
          <text:p text:style-name="P21">Defense names should be green for the active defense, white for inactive defenses and red for damaged defenses.</text:p>
        </text:list-item>
        <text:list-item>
          <text:p text:style-name="P21">The defense list should be active on your moving turn only for changing the active defense</text:p>
        </text:list-item>
        <text:list-item>
          <text:p text:style-name="P21">To change the defense, simply click on the one you want (Clicking on an active defense will turn it off)</text:p>
        </text:list-item>
        <text:list-item>
          <text:p text:style-name="P21">ICM's shouldn't be active but when fired upon give an option of how many to use</text:p>
        </text:list-item>
        <text:list-item>
          <text:p text:style-name="P21">When clicking a Masking screen defense, confirm. <text:s/>I think I'll hold off on this defense as it may be a bit tricky to do right</text:p>
        </text:list-item>
        <text:list-item>
          <text:p text:style-name="P21">Ships all get a m_currentDefense pointer and a getCurrentDefense() method that points to and returns the currently selected defense. <text:s/>This should be added to the FVehicle base class.</text:p>
        </text:list-item>
        <text:list-item>
          <text:p text:style-name="P21">When firing a weapon, the weapon should query the target for the to hit modifier of its current defense for the attacking weapon type and apply it to the to hit roll.</text:p>
        </text:list-item>
        <text:list-item>
          <text:p text:style-name="P21">When firing at a ship with ICM's and a functioning launcher, the defending player should be prompted to select the number of ICM's to use in defense for that attack. <text:s/></text:p>
        </text:list-item>
        <text:list-item>
          <text:p text:style-name="P21">It'd be nice to be able to show the player all the attacks against that ship so that can ration as needed. <text:s/>How do we implement this?</text:p>
        </text:list-item>
        <text:list-item>
          <text:p text:style-name="P21">Masking screens are deployed at the start/end/middle? of round. <text:s/></text:p>
        </text:list-item>
        <text:list-item>
          <text:p text:style-name="P21">A MS needs to be cleared (i.e. turned off) if a turn is made during that round's movement phase. How do we do this? <text:s/>And how do we deal with orbits?</text:p>
        </text:list-item>
        <text:list-item>
          <text:p text:style-name="P21">What visual cues do we use for the screens. <text:s/>The masking screen has a marker that we can use but the proton, electron and stasis screen don't. <text:s/>Maybe a blue circle for the proton, green for the electron and yellow for the stasis screen would work and put the letter (P, E, or S) in the middle. Add this as an overlay on the image of the ship.</text:p>
        </text:list-item>
      </text:list>
      <text:p text:style-name="Standard"/>
      <text:p text:style-name="Standard">Advanced Damage table</text:p>
      <text:list text:style-name="L5">
        <text:list-item>
          <text:p text:style-name="P36">Initially just add this to the FVehicle class takeDamage() method. <text:s/>We can adapt it later.</text:p>
        </text:list-item>
        <text:list-item>
          <text:p text:style-name="P36">Maybe what we should do is make a takeBasicDamage() method that keeps the </text:p>
        </text:list-item>
        <text:list-item>
          <text:p text:style-name="P36"><text:soft-page-break/>The basis for the table can be lifted directly from the KHVector Obiter code as a lot of this was implemented there, at least the form of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3-27T22:16:49</meta:creation-date>
    <dc:creator>Tom Stephens</dc:creator>
    <dc:date>2009-11-05T09:58:06</dc:date>
    <meta:editing-cycles>6</meta:editing-cycles>
    <meta:editing-duration>P1DT15H42M8S</meta:editing-duration>
    <meta:user-defined meta:name="Info 1"/>
    <meta:user-defined meta:name="Info 2"/>
    <meta:user-defined meta:name="Info 3"/>
    <meta:user-defined meta:name="Info 4"/>
    <meta:document-statistic meta:table-count="0" meta:image-count="0" meta:object-count="0" meta:page-count="4" meta:paragraph-count="44" meta:word-count="1761" meta:character-count="9625"/>
  </office:meta>
</office:document-meta>
</file>